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ntainerization<text:line-break/>(with Docker)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Georg Schwarz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Z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eadline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Content</text:p>
                <text:list>
                  <text:list-item>
                    <text:p>Further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DR</text:span></text:p>
          </draw:text-box>
        </draw:frame>
        <draw:frame presentation:style-name="pr7" draw:text-style-name="P7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9">Original version</text:p>
                <text:list>
                  <text:list-item>
                    <text:p>© 2019 Georg Schwarz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2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2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3M9S</meta:editing-duration>
    <meta:editing-cycles>167</meta:editing-cycles>
    <meta:generator>LibreOffice/6.2.6.2$Linux_X86_64 LibreOffice_project/20$Build-2</meta:generator>
    <meta:initial-creator>Dirk Riehle</meta:initial-creator>
    <dc:date>2019-09-13T09:05:25.989435088</dc:date>
    <meta:printed-by>Dirk Riehle</meta:printed-by>
    <meta:print-date>2013-05-04T19:19:21</meta:print-date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